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5cm" fo:min-width="2.93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3.631cm" fo:min-width="2.675cm"/>
    </style:style>
    <style:style style:name="gr3" style:family="graphic" style:parent-style-name="standard">
      <style:graphic-properties draw:fill-color="#f8aa97" draw:textarea-horizontal-align="justify" draw:textarea-vertical-align="middle" draw:auto-grow-height="false" fo:min-height="1.719cm" fo:min-width="1.7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2.171cm" fo:min-width="4.312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f8aa97"/>
      <style:paragraph-properties fo:text-align="center"/>
    </style:style>
    <style:style style:name="P4" style:family="paragraph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add58a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175cm" svg:x="2.524cm" svg:y="4.556cm"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429cm" svg:height="4.191cm" svg:x="16.367cm" svg:y="5.826cm">
          <text:p text:style-name="P1">Ru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445cm" svg:height="3.937cm" svg:x="2.27cm" svg:y="9.128cm">
          <text:p text:style-name="P1">Answer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6.598cm" svg:height="0.988cm" svg:x="6.975cm" svg:y="2.016cm">
          <draw:text-box>
            <text:p text:style-name="P4"><text:span text:style-name="T1">Machine Learning</text:span></text:p>
          </draw:text-box>
        </draw:frame>
        <draw:custom-shape draw:style-name="gr5" draw:text-style-name="P1" draw:layer="layout" svg:width="2.032cm" svg:height="1.016cm" svg:x="6.334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5.334cm" svg:height="3.429cm" svg:x="8.62cm" svg:y="6.334cm">
          <text:p text:style-name="P1">Machine Learning</text:p>
          <text:p text:style-name="P1">Algorith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2.032cm" svg:height="1.016cm" svg:x="6.207cm" svg:y="8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1.016cm" svg:x="14.208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15:29:49.758321709</meta:creation-date>
    <dc:date>2020-06-15T15:57:55.487258086</dc:date>
    <meta:editing-duration>PT17M53S</meta:editing-duration>
    <meta:editing-cycles>5</meta:editing-cycles>
    <meta:generator>LibreOffice/6.0.7.3$Linux_X86_64 LibreOffice_project/00m0$Build-3</meta:generator>
    <meta:document-statistic meta:object-count="8"/>
  </office:meta>
</office:document-meta>
</file>